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1A000000423576346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si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Proceso padre-hijo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#include &lt;sys/types.h&gt; </text:p>
            <text:p text:style-name="Table_20_Contents">#include &lt;unistd.h&gt; </text:p>
            <text:p text:style-name="Table_20_Contents">#include &lt;stdio.h&gt; </text:p>
            <text:p text:style-name="Table_20_Contents">#include &lt;errno.h&gt; </text:p>
            <text:p text:style-name="Table_20_Contents">#include &lt;stdlib.h&gt; </text:p>
            <text:p text:style-name="Table_20_Contents">using namespace std; </text:p>
            <text:p text:style-name="Table_20_Contents"/>
            <text:p text:style-name="Table_20_Contents">int main(int argc,char *argv[]) </text:p>
            <text:p text:style-name="Table_20_Contents">{ </text:p>
            <text:p text:style-name="Table_20_Contents"><text:tab/>if(argc!=2) </text:p>
            <text:p text:style-name="Table_20_Contents"><text:tab/>{ </text:p>
            <text:p text:style-name="Table_20_Contents"><text:tab/><text:tab/>perror("\nError, parametro = un numero a comprobar\n"); </text:p>
            <text:p text:style-name="Table_20_Contents"><text:tab/><text:tab/>exit(-1); </text:p>
            <text:p text:style-name="Table_20_Contents"><text:tab/>} </text:p>
            <text:p text:style-name="Table_20_Contents"><text:tab/>pid_t pid; </text:p>
            <text:p text:style-name="Table_20_Contents"><text:tab/>pid=fork(); </text:p>
            <text:p text:style-name="Table_20_Contents"/>
            <text:p text:style-name="Table_20_Contents"><text:tab/>if(pid&lt;0) </text:p>
            <text:p text:style-name="Table_20_Contents"><text:tab/>{ </text:p>
            <text:p text:style-name="Table_20_Contents"><text:tab/><text:tab/>perror("Error en el fork\n"); </text:p>
            <text:p text:style-name="Table_20_Contents"><text:tab/><text:tab/>exit(-1); </text:p>
            <text:p text:style-name="Table_20_Contents"><text:tab/>}<text:tab/> </text:p>
            <text:p text:style-name="Table_20_Contents"/>
            <text:p text:style-name="Table_20_Contents"><text:tab/>if(pid==0) </text:p>
            <text:p text:style-name="Table_20_Contents"><text:tab/>{ </text:p>
            <text:p text:style-name="Table_20_Contents"><text:tab/><text:tab/>//Entramos en el proceso hijo </text:p>
            <text:p text:style-name="Table_20_Contents"><text:tab/><text:tab/>printf("Proceso hijo, pid: %d ; pid del padre: %d. Comprueba si el numero introducido es par o impar\n",getpid(),getppid()); </text:p>
            <text:p text:style-name="Table_20_Contents"><text:tab/><text:tab/>int n=atoi(argv[1]); //atoi convierte un string en integer </text:p>
            <text:p text:style-name="Table_20_Contents"><text:soft-page-break/><text:tab/><text:tab/>if(n%2==1) </text:p>
            <text:p text:style-name="Table_20_Contents"><text:tab/><text:tab/><text:tab/>printf("EL numero %d es impar\n",n); </text:p>
            <text:p text:style-name="Table_20_Contents"><text:tab/><text:tab/>else printf("El numero %d es par\n",n); </text:p>
            <text:p text:style-name="Table_20_Contents"><text:tab/>}else if(pid) </text:p>
            <text:p text:style-name="Table_20_Contents"><text:tab/> <text:s/>{ </text:p>
            <text:p text:style-name="Table_20_Contents"><text:tab/><text:tab/>printf("\n Proceso padre, pid: %d , es igual al del proceso hijo. Comprobando si el numero es divisible por 4\n",getpid()); </text:p>
            <text:p text:style-name="Table_20_Contents"><text:tab/><text:tab/>int n=atoi(argv[1]); </text:p>
            <text:p text:style-name="Table_20_Contents"><text:tab/> <text:s/><text:tab/>if(n%4==0) </text:p>
            <text:p text:style-name="Table_20_Contents"><text:tab/><text:tab/><text:tab/>printf("El numero %d introducido es divisible por 4\n",n); </text:p>
            <text:p text:style-name="Table_20_Contents"><text:tab/><text:tab/>else printf("El numero %d introducido es indivisible por 4\n",n); </text:p>
            <text:p text:style-name="Table_20_Contents"><text:tab/> </text:p>
            <text:p text:style-name="Table_20_Contents"><text:s/><text:tab/> <text:s/>} </text:p>
            <text:p text:style-name="Table_20_Contents">return 0; 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En el primer bucle, se recorre un número de nprocesos donde childpid es igual a un proceso hijo. Si el proceso hijo es igual a -1, ha sido imposible crear el proceso hijo, y el bucle continúa. Si el proceso hijo se crea correctamente, el bucle finaliza.</text:p>
            <text:p text:style-name="Table_20_Contents"/>
            <text:p text:style-name="Table_20_Contents">El segundo bucle realiza el mismo proceso que en el anterior pero la segunda condición es distinta ya que si no existe el proceso hijo (!childpid) el bucle finaliza.</text:p>
            <text:p text:style-name="Table_20_Contents"/>
            <text:p text:style-name="Table_20_Contents">#include &lt;sys/types.h&gt; </text:p>
            <text:p text:style-name="Table_20_Contents">#include &lt;unistd.h&gt; </text:p>
            <text:p text:style-name="Table_20_Contents">#include &lt;stdio.h&gt; </text:p>
            <text:p text:style-name="Table_20_Contents"><text:soft-page-break/>#include &lt;errno.h&gt; </text:p>
            <text:p text:style-name="Table_20_Contents">#include &lt;stdlib.h&gt; </text:p>
            <text:p text:style-name="Table_20_Contents">#include &lt;string.h&gt; </text:p>
            <text:p text:style-name="Table_20_Contents"/>
            <text:p text:style-name="Table_20_Contents">int main(int argc,char *argv[]) </text:p>
            <text:p text:style-name="Table_20_Contents">{ </text:p>
            <text:p text:style-name="Table_20_Contents"><text:tab/>if(argc!=1) </text:p>
            <text:p text:style-name="Table_20_Contents"><text:tab/><text:tab/>perror("\n uso inválido\n"); </text:p>
            <text:p text:style-name="Table_20_Contents"><text:tab/><text:tab/>exit(-1); </text:p>
            <text:p text:style-name="Table_20_Contents"><text:tab/>int nprocs=20; </text:p>
            <text:p text:style-name="Table_20_Contents"><text:tab/>pid_t pid; </text:p>
            <text:p text:style-name="Table_20_Contents"><text:tab/>pid=fork(); </text:p>
            <text:p text:style-name="Table_20_Contents"><text:tab/>for(int i=1;i&lt; nprocs;i++){ </text:p>
            <text:p text:style-name="Table_20_Contents"><text:tab/><text:tab/>if(pid==-1) </text:p>
            <text:p text:style-name="Table_20_Contents"><text:tab/><text:tab/><text:tab/>fprintf(stderr,"Could not create child % d: %s\n",i,strerror(errno)); </text:p>
            <text:p text:style-name="Table_20_Contents"><text:tab/><text:tab/><text:tab/>exit(-1); </text:p>
            <text:p text:style-name="Table_20_Contents"/>
            <text:p text:style-name="Table_20_Contents"><text:tab/><text:tab/>if(pid) </text:p>
            <text:p text:style-name="Table_20_Contents"><text:tab/><text:tab/><text:tab/>printf("Proceso hijo, pid: %d ; pid del padre: %d\n",getpid(),getppid()); </text:p>
            <text:p text:style-name="Table_20_Contents"><text:tab/><text:tab/><text:tab/> </text:p>
            <text:p text:style-name="Table_20_Contents"><text:tab/>} </text:p>
            <text:p text:style-name="Table_20_Contents">exit(0); </text:p>
            <text:p text:style-name="Table_20_Contents">}</text:p>
            <text:p text:style-name="Table_20_Contents"/>
            <text:p text:style-name="Table_20_Contents">en el segundo caso utilizar el mismo código pero cambiar la segunda condición poniendo !pid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#include &lt;sys/types.h&gt; </text:p>
            <text:p text:style-name="Table_20_Contents">#include &lt;sys/wait.h&gt; </text:p>
            <text:p text:style-name="Table_20_Contents">#include &lt;unistd.h&gt; </text:p>
            <text:p text:style-name="Table_20_Contents">#include &lt;stdio.h&gt; </text:p>
            <text:p text:style-name="Table_20_Contents">#include &lt;errno.h&gt; </text:p>
            <text:p text:style-name="Table_20_Contents">#include &lt;stdlib.h&gt; </text:p>
            <text:p text:style-name="Table_20_Contents"/>
            <text:p text:style-name="Table_20_Contents">int main() </text:p>
            <text:p text:style-name="Table_20_Contents">{ </text:p>
            <text:p text:style-name="Table_20_Contents"><text:tab/>int j; </text:p>
            <text:p text:style-name="Table_20_Contents"><text:tab/>pid_t PID; </text:p>
            <text:p text:style-name="Table_20_Contents"/>
            <text:p text:style-name="Table_20_Contents"><text:tab/>for(int i=0;i&lt;5;i++){ </text:p>
            <text:p text:style-name="Table_20_Contents"><text:tab/><text:tab/>if((PID=fork())&lt;0){ </text:p>
            <text:p text:style-name="Table_20_Contents"><text:tab/><text:tab/><text:tab/>perror("Error en fork\n"); </text:p>
            <text:p text:style-name="Table_20_Contents"><text:tab/><text:tab/><text:tab/>exit(-1);<text:tab/><text:tab/> </text:p>
            <text:p text:style-name="Table_20_Contents"><text:tab/><text:tab/>} </text:p>
            <text:p text:style-name="Table_20_Contents"><text:tab/><text:tab/>if(PID==0){ </text:p>
            <text:p text:style-name="Table_20_Contents"><text:tab/><text:tab/><text:tab/>printf("Soy el hijo PID = %i\n",getpid()); </text:p>
            <text:p text:style-name="Table_20_Contents"><text:tab/><text:tab/><text:tab/>exit(0); </text:p>
            <text:p text:style-name="Table_20_Contents"><text:tab/><text:tab/>} </text:p>
            <text:p text:style-name="Table_20_Contents"><text:tab/>} </text:p>
            <text:p text:style-name="Table_20_Contents"/>
            <text:p text:style-name="Table_20_Contents"><text:tab/>for(int i=4;i&gt;=0;i--){ </text:p>
            <text:p text:style-name="Table_20_Contents"><text:tab/><text:tab/>PID=wait(&amp;j); </text:p>
            <text:p text:style-name="Table_20_Contents"><text:tab/><text:tab/>printf("Ha finalizado mi hijo con PID = %i\n",PID); </text:p>
            <text:p text:style-name="Table_20_Contents"><text:tab/><text:tab/>printf("Solo me quedan %i hijos vivos\n",i); </text:p>
            <text:p text:style-name="Table_20_Contents"><text:tab/>} </text:p>
            <text:p text:style-name="Table_20_Contents">}</text:p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Es un programa que indica el proceso hijo que ha finalizado y que imprime también el estado en el que finaliza.</text:p>
            <text:p text:style-name="Table_20_Contents">Existe también una condición inicial que imprime un error de fork si el proceso hijo es menor que 0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1-10-05T09:46:35</meta:creation-date>
    <dc:date>2015-11-22T13:54:12</dc:date>
    <meta:print-date>2011-10-06T10:39:21</meta:print-date>
    <meta:editing-cycles>188</meta:editing-cycles>
    <meta:editing-duration>P1DT23H18M54S</meta:editing-duration>
    <dc:creator>jesus garcia</dc:creator>
    <meta:document-statistic meta:table-count="10" meta:image-count="1" meta:object-count="0" meta:page-count="6" meta:paragraph-count="112" meta:word-count="526" meta:character-count="3603"/>
    <meta:user-defined meta:name="Información 1"/>
    <meta:user-defined meta:name="Información 2"/>
    <meta:user-defined meta:name="Información 3"/>
    <meta:user-defined meta:name="Información 4"/>
  </office:meta>
</office:document-meta>
</file>